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854db"/>
    </style:style>
    <style:style style:name="P2" style:family="paragraph" style:parent-style-name="Standard">
      <style:text-properties style:text-underline-style="solid" style:text-underline-width="auto" style:text-underline-color="font-color" officeooo:rsid="001854db" officeooo:paragraph-rsid="001854db"/>
    </style:style>
    <style:style style:name="P3" style:family="paragraph" style:parent-style-name="Standard">
      <style:text-properties officeooo:rsid="001854db" officeooo:paragraph-rsid="001854db"/>
    </style:style>
    <style:style style:name="P4" style:family="paragraph" style:parent-style-name="Standard">
      <style:text-properties officeooo:rsid="001854db" officeooo:paragraph-rsid="001bbb55"/>
    </style:style>
    <style:style style:name="P5" style:family="paragraph" style:parent-style-name="Standard">
      <style:text-properties officeooo:rsid="001854db" officeooo:paragraph-rsid="001e7339"/>
    </style:style>
    <style:style style:name="P6" style:family="paragraph" style:parent-style-name="Standard">
      <style:text-properties officeooo:rsid="001854db" officeooo:paragraph-rsid="00205996"/>
    </style:style>
    <style:style style:name="P7" style:family="paragraph" style:parent-style-name="Standard">
      <style:text-properties officeooo:rsid="001854db" officeooo:paragraph-rsid="00225355"/>
    </style:style>
    <style:style style:name="P8" style:family="paragraph" style:parent-style-name="Standard">
      <style:text-properties officeooo:rsid="001854db" officeooo:paragraph-rsid="0022c851"/>
    </style:style>
    <style:style style:name="P9" style:family="paragraph" style:parent-style-name="Standard">
      <style:text-properties officeooo:rsid="001854db" officeooo:paragraph-rsid="0024b7cf"/>
    </style:style>
    <style:style style:name="P10" style:family="paragraph" style:parent-style-name="Standard">
      <style:text-properties officeooo:rsid="001854db" officeooo:paragraph-rsid="00251083"/>
    </style:style>
    <style:style style:name="P11" style:family="paragraph" style:parent-style-name="Standard">
      <style:text-properties officeooo:rsid="001854db" officeooo:paragraph-rsid="0028e309"/>
    </style:style>
    <style:style style:name="P12" style:family="paragraph" style:parent-style-name="Standard">
      <style:text-properties officeooo:rsid="001854db" officeooo:paragraph-rsid="002cfc7d"/>
    </style:style>
    <style:style style:name="P13" style:family="paragraph" style:parent-style-name="Standard">
      <style:text-properties officeooo:rsid="001854db" officeooo:paragraph-rsid="002edecf"/>
    </style:style>
    <style:style style:name="P14" style:family="paragraph" style:parent-style-name="Standard">
      <style:text-properties officeooo:rsid="001854db" officeooo:paragraph-rsid="00303ddb"/>
    </style:style>
    <style:style style:name="P15" style:family="paragraph" style:parent-style-name="Standard">
      <style:text-properties officeooo:rsid="001854db" officeooo:paragraph-rsid="0033dd05"/>
    </style:style>
    <style:style style:name="P16" style:family="paragraph" style:parent-style-name="Standard">
      <style:text-properties officeooo:rsid="001854db" officeooo:paragraph-rsid="00356cb6"/>
    </style:style>
    <style:style style:name="P17" style:family="paragraph" style:parent-style-name="Standard">
      <style:text-properties officeooo:rsid="001854db" officeooo:paragraph-rsid="00365933"/>
    </style:style>
    <style:style style:name="P18" style:family="paragraph" style:parent-style-name="Standard">
      <style:text-properties officeooo:rsid="001854db" officeooo:paragraph-rsid="003b256f"/>
    </style:style>
    <style:style style:name="P19" style:family="paragraph" style:parent-style-name="Standard">
      <style:text-properties officeooo:rsid="00198d70" officeooo:paragraph-rsid="00198d70"/>
    </style:style>
    <style:style style:name="P20" style:family="paragraph" style:parent-style-name="Standard">
      <style:text-properties officeooo:rsid="00198d70" officeooo:paragraph-rsid="001bbb55"/>
    </style:style>
    <style:style style:name="P21" style:family="paragraph" style:parent-style-name="Standard">
      <style:text-properties officeooo:rsid="00198d70" officeooo:paragraph-rsid="001e7339"/>
    </style:style>
    <style:style style:name="P22" style:family="paragraph" style:parent-style-name="Standard">
      <style:text-properties officeooo:rsid="00198d70" officeooo:paragraph-rsid="00205996"/>
    </style:style>
    <style:style style:name="P23" style:family="paragraph" style:parent-style-name="Standard">
      <style:text-properties officeooo:rsid="00198d70" officeooo:paragraph-rsid="00225355"/>
    </style:style>
    <style:style style:name="P24" style:family="paragraph" style:parent-style-name="Standard">
      <style:text-properties officeooo:rsid="00198d70" officeooo:paragraph-rsid="0022c851"/>
    </style:style>
    <style:style style:name="P25" style:family="paragraph" style:parent-style-name="Standard">
      <style:text-properties officeooo:rsid="00198d70" officeooo:paragraph-rsid="0024b7cf"/>
    </style:style>
    <style:style style:name="P26" style:family="paragraph" style:parent-style-name="Standard">
      <style:text-properties officeooo:rsid="00198d70" officeooo:paragraph-rsid="0024c47c"/>
    </style:style>
    <style:style style:name="P27" style:family="paragraph" style:parent-style-name="Standard">
      <style:text-properties officeooo:rsid="00198d70" officeooo:paragraph-rsid="00251083"/>
    </style:style>
    <style:style style:name="P28" style:family="paragraph" style:parent-style-name="Standard">
      <style:text-properties officeooo:rsid="00198d70" officeooo:paragraph-rsid="0028e309"/>
    </style:style>
    <style:style style:name="P29" style:family="paragraph" style:parent-style-name="Standard">
      <style:text-properties officeooo:rsid="00198d70" officeooo:paragraph-rsid="002cfc7d"/>
    </style:style>
    <style:style style:name="P30" style:family="paragraph" style:parent-style-name="Standard">
      <style:text-properties officeooo:rsid="00198d70" officeooo:paragraph-rsid="002edecf"/>
    </style:style>
    <style:style style:name="P31" style:family="paragraph" style:parent-style-name="Standard">
      <style:text-properties officeooo:rsid="00198d70" officeooo:paragraph-rsid="00303ddb"/>
    </style:style>
    <style:style style:name="P32" style:family="paragraph" style:parent-style-name="Standard">
      <style:text-properties officeooo:rsid="00198d70" officeooo:paragraph-rsid="0033dd05"/>
    </style:style>
    <style:style style:name="P33" style:family="paragraph" style:parent-style-name="Standard">
      <style:text-properties officeooo:rsid="00198d70" officeooo:paragraph-rsid="003b256f"/>
    </style:style>
    <style:style style:name="P34" style:family="paragraph" style:parent-style-name="Standard">
      <style:text-properties officeooo:paragraph-rsid="00198d70"/>
    </style:style>
    <style:style style:name="P35" style:family="paragraph" style:parent-style-name="Standard">
      <style:text-properties officeooo:paragraph-rsid="001a52ce"/>
    </style:style>
    <style:style style:name="P36" style:family="paragraph" style:parent-style-name="Standard">
      <style:text-properties officeooo:paragraph-rsid="001bbb55"/>
    </style:style>
    <style:style style:name="P37" style:family="paragraph" style:parent-style-name="Standard">
      <style:text-properties officeooo:paragraph-rsid="001d10b7"/>
    </style:style>
    <style:style style:name="P38" style:family="paragraph" style:parent-style-name="Standard">
      <style:text-properties officeooo:paragraph-rsid="001e7339"/>
    </style:style>
    <style:style style:name="P39" style:family="paragraph" style:parent-style-name="Standard">
      <style:text-properties officeooo:paragraph-rsid="00205996"/>
    </style:style>
    <style:style style:name="P40" style:family="paragraph" style:parent-style-name="Standard">
      <style:text-properties officeooo:paragraph-rsid="00225355"/>
    </style:style>
    <style:style style:name="P41" style:family="paragraph" style:parent-style-name="Standard">
      <style:text-properties officeooo:paragraph-rsid="0022c851"/>
    </style:style>
    <style:style style:name="P42" style:family="paragraph" style:parent-style-name="Standard">
      <style:text-properties officeooo:rsid="0022c851" officeooo:paragraph-rsid="0022c851"/>
    </style:style>
    <style:style style:name="P43" style:family="paragraph" style:parent-style-name="Standard">
      <style:text-properties officeooo:rsid="0022c851" officeooo:paragraph-rsid="00251083"/>
    </style:style>
    <style:style style:name="P44" style:family="paragraph" style:parent-style-name="Standard">
      <style:text-properties officeooo:rsid="0022c851" officeooo:paragraph-rsid="0033dd05"/>
    </style:style>
    <style:style style:name="P45" style:family="paragraph" style:parent-style-name="Standard">
      <style:text-properties officeooo:rsid="0022c851" officeooo:paragraph-rsid="003b256f"/>
    </style:style>
    <style:style style:name="P46" style:family="paragraph" style:parent-style-name="Standard">
      <style:text-properties officeooo:paragraph-rsid="0024b7cf"/>
    </style:style>
    <style:style style:name="P47" style:family="paragraph" style:parent-style-name="Standard">
      <style:text-properties officeooo:paragraph-rsid="00251083"/>
    </style:style>
    <style:style style:name="P48" style:family="paragraph" style:parent-style-name="Standard">
      <style:text-properties officeooo:paragraph-rsid="00277d68"/>
    </style:style>
    <style:style style:name="P49" style:family="paragraph" style:parent-style-name="Standard">
      <style:text-properties officeooo:paragraph-rsid="0028e309"/>
    </style:style>
    <style:style style:name="P50" style:family="paragraph" style:parent-style-name="Standard">
      <style:text-properties officeooo:rsid="0028e309" officeooo:paragraph-rsid="0028e309"/>
    </style:style>
    <style:style style:name="P51" style:family="paragraph" style:parent-style-name="Standard">
      <style:text-properties officeooo:paragraph-rsid="0029e416"/>
    </style:style>
    <style:style style:name="P52" style:family="paragraph" style:parent-style-name="Standard">
      <style:text-properties officeooo:paragraph-rsid="002cfc7d"/>
    </style:style>
    <style:style style:name="P53" style:family="paragraph" style:parent-style-name="Standard">
      <style:text-properties officeooo:paragraph-rsid="002edecf"/>
    </style:style>
    <style:style style:name="P54" style:family="paragraph" style:parent-style-name="Standard">
      <style:text-properties officeooo:paragraph-rsid="00303ddb"/>
    </style:style>
    <style:style style:name="P55" style:family="paragraph" style:parent-style-name="Standard">
      <style:text-properties officeooo:paragraph-rsid="0033dd05"/>
    </style:style>
    <style:style style:name="P56" style:family="paragraph" style:parent-style-name="Standard">
      <style:text-properties officeooo:rsid="0033dd05" officeooo:paragraph-rsid="0033dd05"/>
    </style:style>
    <style:style style:name="P57" style:family="paragraph" style:parent-style-name="Standard">
      <style:text-properties officeooo:rsid="003401bf" officeooo:paragraph-rsid="003401bf"/>
    </style:style>
    <style:style style:name="P58" style:family="paragraph" style:parent-style-name="Standard">
      <style:text-properties officeooo:rsid="003401bf" officeooo:paragraph-rsid="00365933"/>
    </style:style>
    <style:style style:name="P59" style:family="paragraph" style:parent-style-name="Standard">
      <style:text-properties officeooo:rsid="00365933" officeooo:paragraph-rsid="00365933"/>
    </style:style>
    <style:style style:name="P60" style:family="paragraph" style:parent-style-name="Standard">
      <style:text-properties officeooo:rsid="0038225a" officeooo:paragraph-rsid="0038225a"/>
    </style:style>
    <style:style style:name="P61" style:family="paragraph" style:parent-style-name="Standard">
      <style:text-properties officeooo:rsid="0038225a" officeooo:paragraph-rsid="003b256f"/>
    </style:style>
    <style:style style:name="P62" style:family="paragraph" style:parent-style-name="Standard">
      <style:text-properties officeooo:paragraph-rsid="003b256f"/>
    </style:style>
    <style:style style:name="P63" style:family="paragraph" style:parent-style-name="Standard">
      <style:text-properties officeooo:paragraph-rsid="003cb620"/>
    </style:style>
    <style:style style:name="P64" style:family="paragraph" style:parent-style-name="Standard">
      <style:text-properties officeooo:rsid="003f4a58" officeooo:paragraph-rsid="003f4a58"/>
    </style:style>
    <style:style style:name="P65" style:family="paragraph" style:parent-style-name="Standard">
      <style:paragraph-properties fo:break-before="page"/>
      <style:text-properties officeooo:rsid="001854db" officeooo:paragraph-rsid="0033dd05"/>
    </style:style>
    <style:style style:name="T1" style:family="text">
      <style:text-properties officeooo:rsid="00198d70"/>
    </style:style>
    <style:style style:name="T2" style:family="text">
      <style:text-properties officeooo:rsid="001a52ce"/>
    </style:style>
    <style:style style:name="T3" style:family="text">
      <style:text-properties officeooo:rsid="001bbb55"/>
    </style:style>
    <style:style style:name="T4" style:family="text">
      <style:text-properties officeooo:rsid="001bc482"/>
    </style:style>
    <style:style style:name="T5" style:family="text">
      <style:text-properties officeooo:rsid="001fc490"/>
    </style:style>
    <style:style style:name="T6" style:family="text">
      <style:text-properties officeooo:rsid="00205996"/>
    </style:style>
    <style:style style:name="T7" style:family="text">
      <style:text-properties officeooo:rsid="00225355"/>
    </style:style>
    <style:style style:name="T8" style:family="text">
      <style:text-properties officeooo:rsid="0022c851"/>
    </style:style>
    <style:style style:name="T9" style:family="text">
      <style:text-properties officeooo:rsid="0024b7cf"/>
    </style:style>
    <style:style style:name="T10" style:family="text">
      <style:text-properties officeooo:rsid="0024c47c"/>
    </style:style>
    <style:style style:name="T11" style:family="text">
      <style:text-properties officeooo:rsid="00251083"/>
    </style:style>
    <style:style style:name="T12" style:family="text">
      <style:text-properties officeooo:rsid="0028e309"/>
    </style:style>
    <style:style style:name="T13" style:family="text">
      <style:text-properties officeooo:rsid="0029e416"/>
    </style:style>
    <style:style style:name="T14" style:family="text">
      <style:text-properties officeooo:rsid="002cfc7d"/>
    </style:style>
    <style:style style:name="T15" style:family="text">
      <style:text-properties officeooo:rsid="00303ddb"/>
    </style:style>
    <style:style style:name="T16" style:family="text">
      <style:text-properties officeooo:rsid="00326eae"/>
    </style:style>
    <style:style style:name="T17" style:family="text">
      <style:text-properties officeooo:rsid="0033dd05"/>
    </style:style>
    <style:style style:name="T18" style:family="text">
      <style:text-properties officeooo:rsid="00356cb6"/>
    </style:style>
    <style:style style:name="T19" style:family="text">
      <style:text-properties officeooo:rsid="00379d77"/>
    </style:style>
    <style:style style:name="T20" style:family="text">
      <style:text-properties officeooo:rsid="003bec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redired:</text:span> caso de uso 1</text:p>
      <text:p text:style-name="P1"/>
      <text:p text:style-name="Standard"><text:span text:style-name="T1">Objetivo : </text:span>carga de <text:span text:style-name="T1">empresa solapa Datos de empresa</text:span></text:p>
      <text:p text:style-name="P19">Datos completados: </text:p>
      <text:p text:style-name="P34">Nombre :<text:span text:style-name="T1">crediprom</text:span></text:p>
      <text:p text:style-name="P34"><text:span text:style-name="T1">ciudad</text:span>: <text:span text:style-name="T1">Viedma</text:span></text:p>
      <text:p text:style-name="P34"><text:span text:style-name="T1">Direccion</text:span>: <text:span text:style-name="T1">Calle Bs As, 1159</text:span></text:p>
      <text:p text:style-name="P35"><text:span text:style-name="T1">Telefono</text:span>: <text:span text:style-name="T2">2920556655</text:span></text:p>
      <text:p text:style-name="P35"><text:span text:style-name="T1">email</text:span>: <text:span text:style-name="T2">slamcoop@gmail.com</text:span></text:p>
      <text:p text:style-name="P35"><text:span text:style-name="T1">Webssite</text:span>: <text:span text:style-name="T2">slamcoop@gmail.com</text:span></text:p>
      <text:p text:style-name="Standard"><text:span text:style-name="T1">Tipo de iva</text:span>: <text:span text:style-name="T2">Responsable Inscripto</text:span></text:p>
      <text:p text:style-name="P35"><text:span text:style-name="T1">Ingresos brutos</text:span>: <text:span text:style-name="T2">1000</text:span></text:p>
      <text:p text:style-name="P34"><text:span text:style-name="T1">Nro de CUIT</text:span>: <text:span text:style-name="T2">10-33445565-1</text:span></text:p>
      <text:p text:style-name="P35"><text:span text:style-name="T1">Nombre de fantaia</text:span>: <text:span text:style-name="T2">Credifantasia</text:span> </text:p>
      <text:p text:style-name="P34"><text:span text:style-name="T1">Se espera : Datos de empresa cargados correctamente</text:span></text:p>
      <text:p text:style-name="P3"><text:span text:style-name="T1">Resultado</text:span> :exitosa </text:p>
      <text:p text:style-name="P19">Error:-</text:p>
      <text:p text:style-name="P19">Solucion:-</text:p>
      <text:p text:style-name="P19"/>
      <text:p text:style-name="P19"/>
      <text:p text:style-name="Standard"/>
      <text:p text:style-name="Standard"/>
      <text:p text:style-name="P4"><text:span text:style-name="T1">Credired:</text:span> caso de uso <text:span text:style-name="T3">2</text:span></text:p>
      <text:p text:style-name="P36"/>
      <text:p text:style-name="P36"><text:span text:style-name="T1">Objetivo : </text:span>carga de <text:span text:style-name="T1">empresa solapa Datos de empresa</text:span></text:p>
      <text:p text:style-name="P20">Datos completados: </text:p>
      <text:p text:style-name="P36">Nombre : </text:p>
      <text:p text:style-name="P36"><text:span text:style-name="T1">ciudad</text:span>: <text:span text:style-name="T1">Viedma</text:span></text:p>
      <text:p text:style-name="P36"><text:span text:style-name="T1">Direccion</text:span>: <text:span text:style-name="T1">Calle Bs As, 1159</text:span></text:p>
      <text:p text:style-name="P36"><text:span text:style-name="T1">Telefono</text:span>: <text:span text:style-name="T2">2920556655</text:span></text:p>
      <text:p text:style-name="P36"><text:span text:style-name="T1">email</text:span>: <text:span text:style-name="T2">slamcoop@gmail.com</text:span></text:p>
      <text:p text:style-name="P36"><text:span text:style-name="T1">Webssite</text:span>: <text:span text:style-name="T2">slamcoop@gmail.com</text:span></text:p>
      <text:p text:style-name="P36"><text:span text:style-name="T1">Tipo de iva</text:span>: <text:span text:style-name="T2">Responsable Inscripto</text:span></text:p>
      <text:p text:style-name="P36"><text:span text:style-name="T1">Ingresos brutos</text:span>: <text:span text:style-name="T2">1000</text:span></text:p>
      <text:p text:style-name="P36"><text:span text:style-name="T1">Nro de CUIT</text:span>: <text:span text:style-name="T2">10-33445565-1</text:span></text:p>
      <text:p text:style-name="P36"><text:span text:style-name="T1">Nombre de fantaia</text:span>: <text:span text:style-name="T2">Credifantasia</text:span> </text:p>
      <text:p text:style-name="P37"><text:span text:style-name="T1">Se espera : <text:s/>El campo nombre de empresa vacio, se espera un error de carga si el campo empresa esta vacio.</text:span></text:p>
      <text:p text:style-name="P4"><text:span text:style-name="T1">Resultado</text:span> :exitosa </text:p>
      <text:p text:style-name="P20">Error: <text:span text:style-name="T4">Error campo de empresa vacio, rellenar campo.</text:span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text:span text:style-name="T1">Credired:</text:span> caso de uso <text:span text:style-name="T5">3</text:span></text:p>
      <text:p text:style-name="P38"/>
      <text:p text:style-name="P38"><text:span text:style-name="T1">Objetivo : Actualizar</text:span> <text:span text:style-name="T6">solapa empresa Actualizar </text:span></text:p>
      <text:p text:style-name="P21">Datos completados: </text:p>
      <text:p text:style-name="P38">Nombre : <text:span text:style-name="T6">credired1</text:span></text:p>
      <text:p text:style-name="P38"><text:span text:style-name="T1">ciudad</text:span>: <text:span text:style-name="T1">Viedma1</text:span></text:p>
      <text:p text:style-name="P38"><text:span text:style-name="T1">Direccion</text:span>: <text:span text:style-name="T1">Calle Bs As, 11591</text:span></text:p>
      <text:p text:style-name="P38"><text:span text:style-name="T1">Telefono</text:span>: <text:span text:style-name="T2">29205566551</text:span></text:p>
      <text:p text:style-name="P38"><text:span text:style-name="T1">email</text:span>: <text:span text:style-name="T2">slamcoop@gmail.com.ar</text:span></text:p>
      <text:p text:style-name="P38"><text:span text:style-name="T1">Webssite</text:span>: <text:span text:style-name="T2">slamcoop@gmail.com1</text:span></text:p>
      <text:p text:style-name="P38"><text:span text:style-name="T1">Tipo de iva</text:span>: <text:span text:style-name="T6">Exento</text:span></text:p>
      <text:p text:style-name="P38"><text:span text:style-name="T1">Ingresos brutos</text:span>: <text:span text:style-name="T6">2000</text:span></text:p>
      <text:p text:style-name="P38"><text:span text:style-name="T1">Nro de CUIT</text:span>: <text:span text:style-name="T2">10-33445565-2</text:span></text:p>
      <text:p text:style-name="P38"><text:span text:style-name="T1">Nombre de fantaia</text:span>: <text:span text:style-name="T2">Credifantasia1</text:span> </text:p>
      <text:p text:style-name="P38"><text:span text:style-name="T1">Se espera : <text:s/>Datos actualizados <text:s/>correctamente.</text:span></text:p>
      <text:p text:style-name="P5"><text:span text:style-name="T1">Resultado</text:span> :exitosa </text:p>
      <text:p text:style-name="P21">Error: -<text:span text:style-name="T4">.</text:span></text:p>
      <text:p text:style-name="P3"/>
      <text:p text:style-name="P3"/>
      <text:p text:style-name="P3"/>
      <text:p text:style-name="P6"><text:span text:style-name="T1">Credired:</text:span> caso de uso <text:span text:style-name="T6">4</text:span></text:p>
      <text:p text:style-name="P39"/>
      <text:p text:style-name="P39"><text:span text:style-name="T1">Objetivo : </text:span>carga de <text:span text:style-name="T1">empresa solapa Datos de empresa.</text:span></text:p>
      <text:p text:style-name="P22">Datos completados: </text:p>
      <text:p text:style-name="P39">Nombre : </text:p>
      <text:p text:style-name="P39"><text:span text:style-name="T1">ciudad</text:span>: <text:span text:style-name="T1">Viedma</text:span></text:p>
      <text:p text:style-name="P39"><text:span text:style-name="T1">Direccion</text:span>: <text:span text:style-name="T1">Calle Bs As, 1159</text:span></text:p>
      <text:p text:style-name="P39"><text:span text:style-name="T1">Telefono</text:span>: <text:span text:style-name="T2">2920556655</text:span></text:p>
      <text:p text:style-name="P39"><text:span text:style-name="T1">email</text:span>: <text:span text:style-name="T2">slamcoop@gmail.com</text:span></text:p>
      <text:p text:style-name="P39"><text:span text:style-name="T1">Webssite</text:span>: <text:span text:style-name="T2">slamcoop@gmail.com</text:span></text:p>
      <text:p text:style-name="P39"><text:span text:style-name="T1">Tipo de iva</text:span>: <text:span text:style-name="T2">Responsable Inscripto</text:span></text:p>
      <text:p text:style-name="P39"><text:span text:style-name="T1">Ingresos brutos</text:span>: <text:span text:style-name="T2">1000</text:span></text:p>
      <text:p text:style-name="P39"><text:span text:style-name="T1">Nro de CUIT</text:span>: <text:span text:style-name="T2">10-33445565-1</text:span></text:p>
      <text:p text:style-name="P39"><text:span text:style-name="T1">Nombre de fantaia</text:span>: <text:span text:style-name="T2">Credifantasia</text:span> </text:p>
      <text:p text:style-name="P39"><text:span text:style-name="T1">Se espera : <text:s/>El campo nombre de empresa vacio, se espera un error de carga si el campo empresa esta vacio.</text:span></text:p>
      <text:p text:style-name="P6"><text:span text:style-name="T1">Resultado</text:span> :exitosa </text:p>
      <text:p text:style-name="P22">Error: <text:span text:style-name="T4">Error campo de empresa vacio, rellenar campo.</text:span></text:p>
      <text:p text:style-name="P2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1">Credired:</text:span> caso de uso <text:span text:style-name="T7">5</text:span></text:p>
      <text:p text:style-name="P40"/>
      <text:p text:style-name="P47"><text:span text:style-name="T1">Objetivo : </text:span>carga de <text:span text:style-name="T1">empresa solapa Datos de empresa, solapa datos personales.</text:span></text:p>
      <text:p text:style-name="P23">Datos completados: </text:p>
      <text:p text:style-name="P40">Nombre : </text:p>
      <text:p text:style-name="P40"><text:span text:style-name="T1">ciudad</text:span>: <text:span text:style-name="T1">Viedma</text:span></text:p>
      <text:p text:style-name="P40"><text:span text:style-name="T1">Direccion</text:span>: <text:span text:style-name="T1">Calle Bs As, 1159</text:span></text:p>
      <text:p text:style-name="P40"><text:span text:style-name="T1">Telefono</text:span>: <text:span text:style-name="T2">2920556655</text:span></text:p>
      <text:p text:style-name="P40"><text:span text:style-name="T1">email</text:span>: <text:span text:style-name="T2">slamcoop@gmail.com</text:span></text:p>
      <text:p text:style-name="P40"><text:span text:style-name="T1">Webssite</text:span>: <text:span text:style-name="T2">slamcoop@gmail.com</text:span></text:p>
      <text:p text:style-name="P40"><text:span text:style-name="T1">Tipo de iva</text:span>: <text:span text:style-name="T2">Responsable Inscripto</text:span></text:p>
      <text:p text:style-name="P40"><text:span text:style-name="T1">Ingresos brutos</text:span>: <text:span text:style-name="T2">1000</text:span></text:p>
      <text:p text:style-name="P40"><text:span text:style-name="T1">Nro de CUIT</text:span>: <text:span text:style-name="T2">10-33445565-1</text:span></text:p>
      <text:p text:style-name="P40"><text:span text:style-name="T1">Nombre de fantaia</text:span>: <text:span text:style-name="T2">Credifantasia</text:span> </text:p>
      <text:p text:style-name="P40"><text:span text:style-name="T1">Se espera : <text:s/>El campo nombre de empresa no se encuentra en la bae de datos.</text:span></text:p>
      <text:p text:style-name="P7"><text:span text:style-name="T1">Resultado</text:span> :exitosa </text:p>
      <text:p text:style-name="P23">Error: <text:span text:style-name="T4">Error campo de empresa vacio, rellenar campo.</text:span></text:p>
      <text:p text:style-name="P23"/>
      <text:p text:style-name="P8"/>
      <text:p text:style-name="P8"><text:span text:style-name="T1">Credired:</text:span> caso de uso <text:span text:style-name="T8">6</text:span></text:p>
      <text:p text:style-name="P41"><text:span text:style-name="T1">Objetivo : Cargar datos del alta de persona solapa Datos personales</text:span></text:p>
      <text:p text:style-name="P24">Datos completados: </text:p>
      <text:p text:style-name="P41">Nombre : </text:p>
      <text:p text:style-name="P41"><text:span text:style-name="T8">apellido</text:span>: <text:span text:style-name="T8">ricconbene</text:span></text:p>
      <text:p text:style-name="P41"><text:span text:style-name="T8">Nro de cliente</text:span>: <text:span text:style-name="T8">Autocompletable</text:span></text:p>
      <text:p text:style-name="P41"><text:span text:style-name="T1">Tipo_documento</text:span>: <text:span text:style-name="T8">DNI</text:span></text:p>
      <text:p text:style-name="P41"><text:span text:style-name="T8">Numero</text:span>: <text:span text:style-name="T12">33184822</text:span></text:p>
      <text:p text:style-name="P41"><text:span text:style-name="T8">Etado persona</text:span>: <text:span text:style-name="T12">Activo</text:span></text:p>
      <text:p text:style-name="P41"><text:span text:style-name="T8">Fechad e Nacimiento</text:span>: <text:span text:style-name="T2">Responsable Inscripto</text:span></text:p>
      <text:p text:style-name="P41"><text:span text:style-name="T8">Estado civil</text:span>: <text:span text:style-name="T9">Soltero</text:span></text:p>
      <text:p text:style-name="P41"><text:span text:style-name="T8">Domicilio</text:span>: <text:span text:style-name="T9">alvear</text:span></text:p>
      <text:p text:style-name="P41"><text:span text:style-name="T8">Barrio</text:span>: <text:span text:style-name="T9">la flores</text:span></text:p>
      <text:p text:style-name="P41"><text:span text:style-name="T8">Telefono:14323454</text:span></text:p>
      <text:p text:style-name="P41"><text:span text:style-name="T8">Ciudad: Viedma</text:span></text:p>
      <text:p text:style-name="P41"><text:span text:style-name="T8">Limite por Creditos: 1</text:span></text:p>
      <text:p text:style-name="P41"><text:span text:style-name="T8">Email:slamcoop@gmail.com</text:span></text:p>
      <text:p text:style-name="P42">Obervaciones: <text:span text:style-name="T9">crediredprom</text:span></text:p>
      <text:p text:style-name="P41"><text:span text:style-name="T1">Se espera : <text:s/>La carga de datos exitosa.</text:span></text:p>
      <text:p text:style-name="P8"><text:span text:style-name="T1">Resultado</text:span> :exitosa </text:p>
      <text:p text:style-name="P24">Error:-</text:p>
      <text:p text:style-name="P24"/>
      <text:p text:style-name="P24"/>
      <text:p text:style-name="P9"><text:span text:style-name="T1">Credired:</text:span> caso de uso <text:span text:style-name="T11">7</text:span></text:p>
      <text:p text:style-name="P46"><text:span text:style-name="T1">Objetivo : Si alguno de lo campo tipo Nro de cliente, Numero de doc esta completo cargar los siguientes campos.</text:span></text:p>
      <text:p text:style-name="P25">Datos completados: </text:p>
      <text:p text:style-name="P51">Nombre : <text:span text:style-name="T8">Autocompletable</text:span></text:p>
      <text:p text:style-name="P51"><text:span text:style-name="T8">apellido</text:span>: <text:span text:style-name="T8">Autocompletable</text:span></text:p>
      <text:p text:style-name="P46"><text:span text:style-name="T8">Nro de cliente</text:span>: <text:s/><text:span text:style-name="T14">(vacio)</text:span></text:p>
      <text:p text:style-name="P51"><text:span text:style-name="T1">Tipo_documento</text:span>: <text:span text:style-name="T8">Autocompletable</text:span></text:p>
      <text:p text:style-name="P46"><text:span text:style-name="T8">Numero</text:span>: <text:span text:style-name="T13">33184822</text:span></text:p>
      <text:p text:style-name="P51"><text:span text:style-name="T8">Etado persona</text:span>: <text:span text:style-name="T8">Autocompletable</text:span></text:p>
      <text:p text:style-name="P12"><text:soft-page-break/><text:span text:style-name="T1">Credired:</text:span> caso de uso <text:span text:style-name="T15">8</text:span></text:p>
      <text:p text:style-name="P52"><text:span text:style-name="T1">Objetivo : Si los campo tipo Nro de cliente, Numero de doc estan vacios.</text:span></text:p>
      <text:p text:style-name="P29">Datos completados: </text:p>
      <text:p text:style-name="P52">Nombre : <text:s/><text:span text:style-name="T14">(vacio)</text:span></text:p>
      <text:p text:style-name="P52"><text:span text:style-name="T8">apellido</text:span>: <text:s/><text:span text:style-name="T14">(vacio)</text:span></text:p>
      <text:p text:style-name="P52"><text:span text:style-name="T8">Nro de cliente</text:span>: <text:s/><text:span text:style-name="T14">(vacio)</text:span></text:p>
      <text:p text:style-name="P52"><text:span text:style-name="T1">Tipo_documento</text:span>: <text:s/><text:span text:style-name="T14">(vacio)</text:span></text:p>
      <text:p text:style-name="P52"><text:span text:style-name="T8">Numero</text:span>: <text:s/><text:span text:style-name="T14">(vacio)</text:span></text:p>
      <text:p text:style-name="P30"><text:span text:style-name="T8">Etado persona</text:span>: <text:span text:style-name="T14">(vacio)</text:span></text:p>
      <text:p text:style-name="P53"><text:span text:style-name="T1">Se espera : <text:s text:c="2"/>'Error','Ingresar nuevamente el numero de documento sin espacios y sin puntos'.</text:span></text:p>
      <text:p text:style-name="P13"><text:span text:style-name="T1">Resultado</text:span> :exitosa </text:p>
      <text:p text:style-name="P30">Error:-</text:p>
      <text:p text:style-name="P25"/>
      <text:p text:style-name="P14"><text:span text:style-name="T1">Credired:</text:span> caso de uso <text:span text:style-name="T16">9</text:span></text:p>
      <text:p text:style-name="P54"><text:span text:style-name="T1">Objetivo : <text:s/>Si existe garante o tiene prestamos activos, solapa garantes.</text:span></text:p>
      <text:p text:style-name="P31">Datos completados: </text:p>
      <text:p text:style-name="P54">Nombre : <text:s/><text:span text:style-name="T14">(vacio)</text:span></text:p>
      <text:p text:style-name="P54"><text:span text:style-name="T8">apellido</text:span>: <text:s/><text:span text:style-name="T14">(vacio)</text:span></text:p>
      <text:p text:style-name="P54"><text:span text:style-name="T8">Nro de cliente</text:span>: <text:s/><text:span text:style-name="T14">(vacio)</text:span></text:p>
      <text:p text:style-name="P54"><text:span text:style-name="T1">Tipo_documento</text:span>: <text:s/><text:span text:style-name="T14">(vacio)</text:span></text:p>
      <text:p text:style-name="P54"><text:span text:style-name="T8">Numero</text:span>: <text:s/><text:span text:style-name="T14">(vacio)</text:span></text:p>
      <text:p text:style-name="P31"><text:span text:style-name="T8">Etado persona</text:span>: <text:span text:style-name="T14">(vacio)</text:span></text:p>
      <text:p text:style-name="P54"><text:span text:style-name="T1">Se espera : <text:s text:c="2"/>Validar Clientes y Garantes ', 'Desea agregarlo igualmente?'.</text:span></text:p>
      <text:p text:style-name="P14"><text:span text:style-name="T1">Resultado</text:span> :exitosa </text:p>
      <text:p text:style-name="P31">Error:-</text:p>
      <text:p text:style-name="P26"/>
      <text:p text:style-name="P10"><text:span text:style-name="T1">Credired:</text:span> caso de uso <text:span text:style-name="T11">9</text:span></text:p>
      <text:p text:style-name="P47"><text:span text:style-name="T1">Objetivo : Error campo Numero de cliente vacio, solapa datos garantes.</text:span></text:p>
      <text:p text:style-name="P27">Datos completados: </text:p>
      <text:p text:style-name="P47">Nombre : <text:span text:style-name="T11">lucas</text:span></text:p>
      <text:p text:style-name="P47"><text:span text:style-name="T10">Nro de Cliente: Solapa datos laborales.</text:span></text:p>
      <text:p text:style-name="P47">Nombre : <text:span text:style-name="T11">gonzalo</text:span></text:p>
      <text:p text:style-name="P47"><text:span text:style-name="T10">apellido: scatena</text:span></text:p>
      <text:p text:style-name="P47"><text:span text:style-name="T10">estado</text:span>: <text:span text:style-name="T8">ricconbene</text:span></text:p>
      <text:p text:style-name="P47"><text:span text:style-name="T10">Tipo garante</text:span>: <text:span text:style-name="T10">Garante principal.</text:span></text:p>
      <text:p text:style-name="P43">Obervaciones: <text:span text:style-name="T9">crediredprom</text:span></text:p>
      <text:p text:style-name="P48"><text:span text:style-name="T1">Se espera : <text:s text:c="2"/>Error campo Numero de cliente vacio.</text:span></text:p>
      <text:p text:style-name="P10"><text:span text:style-name="T1">Resultado</text:span> :exitosa </text:p>
      <text:p text:style-name="P27">Error:-</text:p>
      <text:p text:style-name="P27"/>
      <text:p text:style-name="P65"><text:span text:style-name="T1">Credired:</text:span> caso de uso <text:span text:style-name="T17">10</text:span></text:p>
      <text:p text:style-name="P55"><text:span text:style-name="T1">Objetivo : Numero de documento duplicado, datos garante.</text:span></text:p>
      <text:p text:style-name="P32">Datos completados: </text:p>
      <text:p text:style-name="P55">Nombre : <text:span text:style-name="T11">lucas</text:span></text:p>
      <text:p text:style-name="P55"><text:span text:style-name="T10">Nro de Cliente: Solapa datos laborales.</text:span></text:p>
      <text:p text:style-name="P55">Nombre : <text:span text:style-name="T11">gonzalo</text:span></text:p>
      <text:p text:style-name="P55"><text:span text:style-name="T10">apellido: scatena</text:span></text:p>
      <text:p text:style-name="P55"><text:span text:style-name="T10">estado</text:span>: <text:span text:style-name="T8">ricconbene</text:span></text:p>
      <text:p text:style-name="P55"><text:span text:style-name="T10">Tipo garante</text:span>: <text:span text:style-name="T10">Garante principal.</text:span></text:p>
      <text:p text:style-name="P44">Obervaciones: <text:span text:style-name="T9">crediredprom</text:span></text:p>
      <text:p text:style-name="P55"><text:span text:style-name="T1">Se espera : <text:s text:c="2"/>Error <text:s/>Numero de documento duplicado.</text:span></text:p>
      <text:p text:style-name="P15"><text:span text:style-name="T1">Resultado</text:span> :exitosa </text:p>
      <text:p text:style-name="P32">Error:-</text:p>
      <text:p text:style-name="P27"/>
      <text:p text:style-name="P18"><text:span text:style-name="T1">Credired:</text:span> caso de uso <text:span text:style-name="T17">11</text:span></text:p>
      <text:p text:style-name="P62"><text:span text:style-name="T1">Objetivo : si agregas garante y ese garante es garante d otro cliente o credito, datos garante</text:span></text:p>
      <text:p text:style-name="P33">Datos completados: </text:p>
      <text:p text:style-name="P62">Nombre : <text:span text:style-name="T11">lucas</text:span></text:p>
      <text:p text:style-name="P62"><text:span text:style-name="T10">Nro de Cliente</text:span></text:p>
      <text:p text:style-name="P62">Nombre : <text:span text:style-name="T11">gonzalo</text:span></text:p>
      <text:p text:style-name="P62"><text:span text:style-name="T10">apellido: scatena</text:span></text:p>
      <text:p text:style-name="P62"><text:span text:style-name="T10">estado</text:span>: <text:span text:style-name="T20">activo</text:span></text:p>
      <text:p text:style-name="P62"><text:span text:style-name="T10">Tipo garante</text:span>: <text:span text:style-name="T10">Garante principal.</text:span></text:p>
      <text:p text:style-name="P45">Obervaciones: <text:span text:style-name="T9">crediredprom</text:span></text:p>
      <text:p text:style-name="P63"><text:span text:style-name="T1">Se espera : <text:s text:c="2"/>'Validar Clientes y Garantes ', 'Desea agregarlo igualmente?'</text:span></text:p>
      <text:p text:style-name="P18"><text:span text:style-name="T1">Resultado</text:span> :exitosa </text:p>
      <text:p text:style-name="P33">Error:-</text:p>
      <text:p text:style-name="P33"/>
      <text:p text:style-name="P64">Credired: caso 12</text:p>
      <text:p text:style-name="P64">se encontro un error de tipo nro de cliente mal invocado,datos garante</text:p>
      <text:p text:style-name="P64">reparacion: exitosa.</text:p>
      <text:p text:style-name="P61"/>
      <text:p text:style-name="P61"/>
      <text:p text:style-name="P27"/>
      <text:p text:style-name="P11"><text:span text:style-name="T1">Credired:</text:span> caso de uso <text:span text:style-name="T17">13</text:span></text:p>
      <text:p text:style-name="P49"><text:span text:style-name="T1">Objetivo : Carga de datos correcta,datos laborales.</text:span></text:p>
      <text:p text:style-name="P28">Datos completados: </text:p>
      <text:p text:style-name="P50">Ocu<text:span text:style-name="T17">pacion: slam</text:span></text:p>
      <text:p text:style-name="P56">organismo:slam</text:p>
      <text:p text:style-name="P56">telefono laboral:2920601338</text:p>
      <text:p text:style-name="P56">domicilio laboral:alvear 1159</text:p>
      <text:p text:style-name="P56">sueldo:20000</text:p>
      <text:p text:style-name="P56">antigüedad laboral: 3</text:p>
      <text:p text:style-name="P56">categoria laboral: a</text:p>
      <text:p text:style-name="P56">posee recibo de sueldo: true</text:p>
      <text:p text:style-name="P57">se espera: Carga correcta </text:p>
      <text:p text:style-name="P16"><text:span text:style-name="T18">Accion: Boton click guardar</text:span></text:p>
      <text:p text:style-name="P16"><text:span text:style-name="T18">Resultado</text:span> :exitosa </text:p>
      <text:p text:style-name="P57">error: -</text:p>
      <text:p text:style-name="P57"/>
      <text:p text:style-name="P57"/>
      <text:p text:style-name="P57"/>
      <text:p text:style-name="P57"><text:soft-page-break/></text:p>
      <text:p text:style-name="P57"/>
      <text:p text:style-name="P57"/>
      <text:p text:style-name="P57"/>
      <text:p text:style-name="P16"><text:span text:style-name="T1">Credired:</text:span> caso de uso <text:span text:style-name="T17">13</text:span></text:p>
      <text:p text:style-name="P59">Objetivo : Carga de dato correcta, solapa otros datos</text:p>
      <text:p text:style-name="P59">datos completados:</text:p>
      <text:p text:style-name="P59">tipo iva: con<text:span text:style-name="T19">s</text:span>umidor final</text:p>
      <text:p text:style-name="P59">nro cuit:20-33184822</text:p>
      <text:p text:style-name="P59">nro cbu: 1212121212</text:p>
      <text:p text:style-name="P59">numero de beneficio: 12</text:p>
      <text:p text:style-name="P59">preento factura: TRUE</text:p>
      <text:p text:style-name="P59">Figura en el veraz: FALSE</text:p>
      <text:p text:style-name="P59">es jubilado: FALSE</text:p>
      <text:p text:style-name="P58">se espera: Carga correcta </text:p>
      <text:p text:style-name="P17"><text:span text:style-name="T18">Accion: Boton click guardar</text:span></text:p>
      <text:p text:style-name="P17"><text:span text:style-name="T18">Resultado</text:span> :exitosa </text:p>
      <text:p text:style-name="P58">error: -</text:p>
      <text:p text:style-name="P59"/>
      <text:p text:style-name="P60"/>
      <text:p text:style-name="P60"/>
      <text:p text:style-name="P60"/>
      <text:p text:style-name="P59"/>
      <text:p text:style-name="P26"/>
      <text:p text:style-name="P2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16:09:49.699110994</meta:creation-date>
    <dc:date>2016-09-28T16:01:54.211911276</dc:date>
    <meta:editing-duration>PT4H50M15S</meta:editing-duration>
    <meta:editing-cycles>33</meta:editing-cycles>
    <meta:generator>LibreOffice/4.2.8.2$Linux_X86_64 LibreOffice_project/420m0$Build-2</meta:generator>
    <meta:document-statistic meta:table-count="0" meta:image-count="0" meta:object-count="0" meta:page-count="6" meta:paragraph-count="206" meta:word-count="829" meta:character-count="5668" meta:non-whitespace-character-count="4978"/>
  </office:meta>
</office:document-meta>
</file>